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84495" officeooo:paragraph-rsid="00184495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c0d9c" officeooo:paragraph-rsid="001c0d9c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ded24" officeooo:paragraph-rsid="001ded24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e3f6b" officeooo:paragraph-rsid="001e3f6b" style:font-name-asian="Courier New" style:font-size-asian="10pt" style:font-name-complex="Liberation Mono" style:font-size-complex="10pt"/>
    </style:style>
    <style:style style:name="P6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style:font-name="Liberation Mono" fo:font-size="10pt" officeooo:rsid="001d1ac9" officeooo:paragraph-rsid="001d1ac9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c0d9c" officeooo:paragraph-rsid="001c0d9c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d1ac9" officeooo:paragraph-rsid="00219130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ded24" officeooo:paragraph-rsid="00219130" style:font-name-asian="Courier New" style:font-size-asian="10pt" style:font-name-complex="Liberation Mono" style:font-size-complex="10pt"/>
    </style:style>
    <style:style style:name="P11" style:family="paragraph" style:parent-style-name="Table_20_Contents" style:list-style-name="L1">
      <loext:graphic-properties draw:fill="none"/>
      <style:paragraph-properties fo:margin-left="0in" fo:margin-right="0in" fo:text-indent="-0.25in" style:auto-text-indent="false" fo:background-color="transparent" text:number-lines="false" text:line-number="0">
        <style:tab-stops>
          <style:tab-stop style:position="-0.1925in"/>
          <style:tab-stop style:position="-0.1839in"/>
        </style:tab-stops>
      </style:paragraph-properties>
      <style:text-properties style:font-name="Liberation Mono" fo:font-size="10pt" officeooo:rsid="001c0d9c" officeooo:paragraph-rsid="001c0d9c" style:font-name-asian="Courier New" style:font-size-asian="10pt" style:font-name-complex="Liberation Mono" style:font-size-complex="10pt"/>
    </style:style>
    <style:style style:name="P12" style:family="paragraph" style:parent-style-name="Table_20_Contents" style:list-style-name="L1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style:font-name="Liberation Mono" fo:font-size="10pt" officeooo:rsid="001d1a3b" officeooo:paragraph-rsid="001d1a3b" style:font-name-asian="Courier New" style:font-size-asian="10pt" style:font-name-complex="Liberation Mono" style:font-size-complex="10pt"/>
    </style:style>
    <style:style style:name="P13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style:font-name="Liberation Mono" fo:font-size="10pt" officeooo:rsid="001d1ac9" officeooo:paragraph-rsid="001d1ac9" style:font-name-asian="Courier New" style:font-size-asian="10pt" style:font-name-complex="Liberation Mono" style:font-size-complex="10pt"/>
    </style:style>
    <style:style style:name="P14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style:font-name="Liberation Mono" fo:font-size="10pt" officeooo:rsid="001d1ac9" officeooo:paragraph-rsid="00219130" style:font-name-asian="Courier New" style:font-size-asian="10pt" style:font-name-complex="Liberation Mono" style:font-size-complex="10pt"/>
    </style:style>
    <style:style style:name="T1" style:family="text">
      <style:text-properties officeooo:rsid="00184495"/>
    </style:style>
    <style:style style:name="T2" style:family="text">
      <style:text-properties officeooo:rsid="001b3d7a"/>
    </style:style>
    <style:style style:name="T3" style:family="text">
      <style:text-properties officeooo:rsid="001d1a3b"/>
    </style:style>
    <style:style style:name="T4" style:family="text">
      <style:text-properties officeooo:rsid="001d1ac9"/>
    </style:style>
    <style:style style:name="T5" style:family="text">
      <style:text-properties officeooo:rsid="001ded24"/>
    </style:style>
    <style:style style:name="T6" style:family="text">
      <style:text-properties officeooo:rsid="001e3f6b"/>
    </style:style>
    <style:style style:name="T7" style:family="text">
      <style:text-properties officeooo:rsid="001ea8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5<text:span text:style-name="T2">5</text:span>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2">Start both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2">Popup advanced web service <text:span text:style-name="T3">URL</text:span>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1">Neede<text:span text:style-name="T1">d</text:span>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2">Start Application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3"><text:span text:style-name="T7">To start the application, </text:span>DM wants to start the UI and the<text:span text:style-name="T5">n start the</text:span> server <text:span text:style-name="T5">for application</text:span></text:p>
            <text:p text:style-name="P3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4">DM clicks executable file or type <text:s/>“java -jar &lt;jarfile&gt;.jar” <text:s/><text:span text:style-name="T6">on shell </text:span>and clicks “Start Server” button </text:p>
            <text:p text:style-name="P5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p text:style-name="P14"><text:s text:c="3"/>1. <text:span text:style-name="T6">DM type “ java -jar &lt;jarfile&gt;.jar” on shell or click </text:span></text:p>
            <text:p text:style-name="P14"><text:span text:style-name="T6"><text:s text:c="6"/>executable file</text:span></text:p>
            <text:p text:style-name="P6"><text:s text:c="3"/>2. <text:span text:style-name="T6">DM will click on “Start Server” button</text:span></text:p>
            <text:p text:style-name="P6"/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5233566742484041328" text:style-name="L1">
              <text:list-header>
                <text:p text:style-name="P11"><text:span text:style-name="T3"><text:s text:c="3"/>1. </text:span>UI will start the Application</text:p>
                <text:p text:style-name="P12"><text:span text:style-name="T4"><text:s text:c="3"/>2</text:span>. <text:span text:style-name="T4">Local server will be started</text:span></text:p>
                <text:p text:style-name="P12"/>
              </text:list-header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p text:style-name="P9"><text:s text:c="3"/>1. DM wants to start both UI and the server <text:span text:style-name="T5">for the </text:span></text:p>
            <text:p text:style-name="P9"><text:span text:style-name="T5"><text:s text:c="6"/>application</text:span></text:p>
            <text:p text:style-name="P10"><text:s text:c="3"/>2. DM clicks executable file or type <text:s/>“java -jar </text:p>
            <text:p text:style-name="P10"><text:s text:c="6"/>&lt;jarfile&gt;.jar” and clicks “Start Server” button</text:p>
            <text:p text:style-name="P4"><text:s text:c="3"/>3. Application and server will be started</text:p>
            <text:p text:style-name="P1"/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2">None</text:p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39:43.185000000</dc:date>
    <meta:editing-duration>PT1H15M33S</meta:editing-duration>
    <meta:editing-cycles>14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31" meta:word-count="134" meta:character-count="807" meta:non-whitespace-character-count="655"/>
  </office:meta>
</office:document-meta>
</file>